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outon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←&gt;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a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if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t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not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o gauch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VFO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o gauch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string" calcext:value-type="string">
            <text:p>aseqdump -p 'DJControl Compact'</text:p>
          </table:table-cell>
        </table:table-row>
        <table:table-row table:style-name="ro1">
          <table:table-cell office:value-type="string" calcext:value-type="string">
            <text:p>sync gauch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 ← 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 gauch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e gauch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e gauch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y gauch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 gauch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o droi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ntro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FO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o droi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ntrol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 droi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 → 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 droi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e droi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N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e droi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ZOOM 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 droi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N 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y droi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OOM 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gauch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ntro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f 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um gauch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ntro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g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s gauche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ntro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r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droi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ntro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ic g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um droi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ntrol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s droi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ntro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quel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de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control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gauch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gauch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gauch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gauch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gauch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gauch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gauch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gauch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gauch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gauch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gauch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gauch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gauch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gauch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gauch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gauch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gauch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gauch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gauch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gauch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gauch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gauch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gauch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gauch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gauch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gauch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gauch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gauch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gauch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gauch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gauch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gauch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droit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droit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droit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droit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droit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droit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droit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droit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droi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65" calcext:value-type="float">
            <text:p>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droi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droi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droi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68" calcext:value-type="float">
            <text:p>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droit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droit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droit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droit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</text:p>
          </table:table-cell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droit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droit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78" calcext:value-type="float">
            <text:p>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droit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droite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droit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droit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droit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droite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droi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droi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droi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droite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droit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droit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 droit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droite</text:p>
          </table:table-cell>
          <table:table-cell office:value-type="string" calcext:value-type="string">
            <text:p>C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e</text:p>
          </table:table-cell>
          <table:table-cell office:value-type="float" office:value="56" calcext:value-type="float">
            <text:p>5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Feuille1.A1:Feuille1.E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3:01:46.541443626</meta:creation-date>
    <dc:date>2023-07-05T23:35:09.943014570</dc:date>
    <meta:editing-duration>PT2H30M26S</meta:editing-duration>
    <meta:editing-cycles>7</meta:editing-cycles>
    <meta:generator>LibreOffice/7.3.7.2$Linux_X86_64 LibreOffice_project/30$Build-2</meta:generator>
    <meta:document-statistic meta:table-count="1" meta:cell-count="490" meta:object-count="0"/>
  </office:meta>
</office:document-meta>
</file>